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Consolas" svg:font-family="Consola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nsolas1" svg:font-family="Consolas" style:font-pitch="variable"/>
    <style:font-face style:name="DejaVu Sans" svg:font-family="'DejaVu Sans'" style:font-pitch="variable"/>
    <style:font-face style:name="Lucida Sans" svg:font-family="'Lucida Sans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2.356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4.23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1/4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4" draw:text-style-name="P4" draw:layer="layout" svg:width="6.096cm" svg:height="2.356cm" svg:x="1.27cm" svg:y="3.81cm" presentation:class="subtitle" presentation:user-transformed="true">
          <draw:text-box>
            <text:p text:style-name="P1"><text:span text:style-name="T2">Lecture:</text:span></text:p>
            <text:p text:style-name="P1"><text:span text:style-name="T2">Chapter 10</text:span></text:p>
            <text:p text:style-name="P1"><text:span text:style-name="T2">Trees</text:span></text:p>
            <text:p text:style-name="P1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4" draw:layer="layout" svg:width="11.43cm" svg:height="4.237cm" svg:x="1.27cm" svg:y="3.81cm" presentation:class="subtitle" presentation:user-transformed="true">
          <draw:text-box>
            <text:p text:style-name="P1"><text:span text:style-name="T2">Next Week</text:span></text:p>
            <text:list text:style-name="L1">
              <text:list-item>
                <text:list>
                  <text:list-item>
                    <text:p text:style-name="P1"><text:span text:style-name="T4">Chapter 11: Hashing</text:span></text:p>
                  </text:list-item>
                </text:list>
                <text:p text:style-name="P1"><text:span text:style-name="T4"/></text:p>
                <text:list>
                  <text:list-item text:start-value="1">
                    <text:p text:style-name="P1"><text:span text:style-name="T4">New Homework assignment</text:span></text:p>
                  </text:list-item>
                </text:list>
              </text:list-item>
            </text:list>
            <text:p text:style-name="P1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Consolas" svg:font-family="Consola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nsolas1" svg:font-family="Consolas" style:font-pitch="variable"/>
    <style:font-face style:name="DejaVu Sans" svg:font-family="'DejaVu Sans'" style:font-pitch="variable"/>
    <style:font-face style:name="Lucida Sans" svg:font-family="'Lucida Sans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11H55M5S</meta:editing-duration>
    <meta:editing-cycles>69</meta:editing-cycles>
    <meta:generator>LibreOffice/7.0.1.2$Windows_X86_64 LibreOffice_project/7cbcfc562f6eb6708b5ff7d7397325de9e764452</meta:generator>
    <dc:title>Bright Blue</dc:title>
    <dc:date>2021-11-04T08:59:57.854000000</dc:date>
    <meta:document-statistic meta:object-count="34"/>
  </office:meta>
</office:document-meta>
</file>